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Kit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0">
            <text:p>20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3]+[.F11]+[.H10]" office:value-type="percentage" office:value="0.095">
            <text:p>9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20.9964219011853">
            <text:p>$21,00</text:p>
          </table:table-cell>
          <table:table-cell table:style-name="ce13" table:formula="of:=[.G2]/1.07" office:value-type="currency" office:currency="EUR" office:value="19.6228242067152">
            <text:p>19,62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2959">
            <text:p>2959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11">
            <text:p>11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6.6469730810309">
            <text:p>$16,65</text:p>
          </table:table-cell>
          <table:table-cell table:style-name="ce14" table:formula="of:=[.G3]/1.07" office:value-type="currency" office:currency="EUR" office:value="15.5579187673186">
            <text:p>15,56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5.8183091574268">
            <text:p>15,82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259">
            <text:p>259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25">
            <text:p>12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13.6906128479553">
            <text:p>$13,69</text:p>
          </table:table-cell>
          <table:table-cell table:style-name="ce15" table:formula="of:=[.G4]/1.07" office:value-type="currency" office:currency="EUR" office:value="12.7949652784629">
            <text:p>12,79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0.96">
            <text:p>$0,96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5">
            <text:p>5,0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11.4247104247104">
            <text:p>11,42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4,68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5:11.62</dc:date>
    <dc:creator>aaa </dc:creator>
    <meta:editing-duration>P2DT21H49M36S</meta:editing-duration>
    <meta:editing-cycles>46</meta:editing-cycles>
    <meta:generator>OpenOffice/4.1.5$Win32 OpenOffice.org_project/415m1$Build-9789</meta:generator>
    <meta:document-statistic meta:table-count="5" meta:cell-count="616" meta:object-count="0"/>
  </office:meta>
</office:document-meta>
</file>